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18.93mm"/>
    </style:style>
    <style:style style:name="co20" style:family="table-column">
      <style:table-column-properties fo:break-before="auto" style:column-width="23.34mm"/>
    </style:style>
    <style:style style:name="co21" style:family="table-column">
      <style:table-column-properties fo:break-before="auto" style:column-width="37.73mm"/>
    </style:style>
    <style:style style:name="co22" style:family="table-column">
      <style:table-column-properties fo:break-before="auto" style:column-width="25.31mm"/>
    </style:style>
    <style:style style:name="co23" style:family="table-column">
      <style:table-column-properties fo:break-before="auto" style:column-width="19.63mm"/>
    </style:style>
    <style:style style:name="co24" style:family="table-column">
      <style:table-column-properties fo:break-before="auto" style:column-width="43.89mm"/>
    </style:style>
    <style:style style:name="co25" style:family="table-column">
      <style:table-column-properties fo:break-before="auto" style:column-width="67.35mm"/>
    </style:style>
    <style:style style:name="co26" style:family="table-column">
      <style:table-column-properties fo:break-before="auto" style:column-width="98.35mm"/>
    </style:style>
    <style:style style:name="co27" style:family="table-column">
      <style:table-column-properties fo:break-before="auto" style:column-width="15.91mm"/>
    </style:style>
    <style:style style:name="co28" style:family="table-column">
      <style:table-column-properties fo:break-before="auto" style:column-width="73.45mm"/>
    </style:style>
    <style:style style:name="co29"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1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4.24mm" fo:break-before="auto" style:use-optimal-row-height="true"/>
    </style:style>
    <style:style style:name="ro7" style:family="table-row">
      <style:table-row-properties style:row-height="36.6mm" fo:break-before="auto" style:use-optimal-row-height="true"/>
    </style:style>
    <style:style style:name="ro8" style:family="table-row">
      <style:table-row-properties style:row-height="18.96mm" fo:break-before="auto" style:use-optimal-row-height="true"/>
    </style:style>
    <style:style style:name="ro9" style:family="table-row">
      <style:table-row-properties style:row-height="61.3mm" fo:break-before="auto" style:use-optimal-row-height="true"/>
    </style:style>
    <style:style style:name="ro10" style:family="table-row">
      <style:table-row-properties style:row-height="15.43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0.1mm" fo:break-before="auto" style:use-optimal-row-height="true"/>
    </style:style>
    <style:style style:name="ro16" style:family="table-row">
      <style:table-row-properties style:row-height="29.55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85.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11.94mm" fo:break-before="auto" style:use-optimal-row-height="true"/>
    </style:style>
    <style:style style:name="ro21" style:family="table-row">
      <style:table-row-properties style:row-height="64.82mm" fo:break-before="auto" style:use-optimal-row-height="true"/>
    </style:style>
    <style:style style:name="ro22" style:family="table-row">
      <style:table-row-properties style:row-height="19.23mm" fo:break-before="auto" style:use-optimal-row-height="true"/>
    </style:style>
    <style:style style:name="ro23" style:family="table-row">
      <style:table-row-properties style:row-height="272.73mm" fo:break-before="auto" style:use-optimal-row-height="true"/>
    </style:style>
    <style:style style:name="ro24" style:family="table-row">
      <style:table-row-properties style:row-height="50.71mm" fo:break-before="auto" style:use-optimal-row-height="true"/>
    </style:style>
    <style:style style:name="ro25" style:family="table-row">
      <style:table-row-properties style:row-height="15.58mm" fo:break-before="auto" style:use-optimal-row-height="true"/>
    </style:style>
    <style:style style:name="ro26" style:family="table-row">
      <style:table-row-properties style:row-height="93.05mm" fo:break-before="auto" style:use-optimal-row-height="true"/>
    </style:style>
    <style:style style:name="ro27" style:family="table-row">
      <style:table-row-properties style:row-height="58.65mm" fo:break-before="auto" style:use-optimal-row-height="false"/>
    </style:style>
    <style:style style:name="ro28" style:family="table-row">
      <style:table-row-properties style:row-height="73.01mm" fo:break-before="auto" style:use-optimal-row-height="false"/>
    </style:style>
    <style:style style:name="ro29" style:family="table-row">
      <style:table-row-properties style:row-height="32.19mm" fo:break-before="auto" style:use-optimal-row-height="false"/>
    </style:style>
    <style:style style:name="ro30" style:family="table-row">
      <style:table-row-properties style:row-height="88.53mm" fo:break-before="auto" style:use-optimal-row-height="false"/>
    </style:style>
    <style:style style:name="ro31" style:family="table-row">
      <style:table-row-properties style:row-height="244.51mm" fo:break-before="auto" style:use-optimal-row-height="true"/>
    </style:style>
    <style:style style:name="ro32" style:family="table-row">
      <style:table-row-properties style:row-height="71.44mm" fo:break-before="auto" style:use-optimal-row-height="false"/>
    </style:style>
    <style:style style:name="ro33" style:family="table-row">
      <style:table-row-properties style:row-height="163.6mm" fo:break-before="auto" style:use-optimal-row-height="false"/>
    </style:style>
    <style:style style:name="ro34" style:family="table-row">
      <style:table-row-properties style:row-height="71.88mm" fo:break-before="auto" style:use-optimal-row-height="true"/>
    </style:style>
    <style:style style:name="ro35" style:family="table-row">
      <style:table-row-properties style:row-height="86.87mm" fo:break-before="auto" style:use-optimal-row-height="false"/>
    </style:style>
    <style:style style:name="ro36" style:family="table-row">
      <style:table-row-properties style:row-height="56mm" fo:break-before="auto" style:use-optimal-row-height="false"/>
    </style:style>
    <style:style style:name="ro37" style:family="table-row">
      <style:table-row-properties style:row-height="31.31mm" fo:break-before="auto" style:use-optimal-row-height="false"/>
    </style:style>
    <style:style style:name="ro38" style:family="table-row">
      <style:table-row-properties style:row-height="8.31mm" fo:break-before="auto" style:use-optimal-row-height="true"/>
    </style:style>
    <style:style style:name="ro39" style:family="table-row">
      <style:table-row-properties style:row-height="99.25mm" fo:break-before="auto" style:use-optimal-row-height="true"/>
    </style:style>
    <style:style style:name="ro40" style:family="table-row">
      <style:table-row-properties style:row-height="26.02mm" fo:break-before="auto" style:use-optimal-row-height="true"/>
    </style:style>
    <style:style style:name="ro41" style:family="table-row">
      <style:table-row-properties style:row-height="89.52mm" fo:break-before="auto" style:use-optimal-row-height="true"/>
    </style:style>
    <style:style style:name="ro42" style:family="table-row">
      <style:table-row-properties style:row-height="133mm" fo:break-before="auto" style:use-optimal-row-height="false"/>
    </style:style>
    <style:style style:name="ro43" style:family="table-row">
      <style:table-row-properties style:row-height="96.57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8.82mm" fo:break-before="auto" style:use-optimal-row-height="tru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7.18mm" fo:break-before="auto" style:use-optimal-row-height="true"/>
    </style:style>
    <style:style style:name="ro49" style:family="table-row">
      <style:table-row-properties style:row-height="110.45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17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18.96mm" fo:break-before="auto" style:use-optimal-row-height="false"/>
    </style:style>
    <style:style style:name="ro63" style:family="table-row">
      <style:table-row-properties style:row-height="16.67mm" fo:break-before="auto" style:use-optimal-row-height="false"/>
    </style:style>
    <style:style style:name="ro64" style:family="table-row">
      <style:table-row-properties style:row-height="198.65mm" fo:break-before="auto" style:use-optimal-row-height="true"/>
    </style:style>
    <style:style style:name="ro65" style:family="table-row">
      <style:table-row-properties style:row-height="22.49mm" fo:break-before="auto" style:use-optimal-row-height="true"/>
    </style:style>
    <style:style style:name="ro66" style:family="table-row">
      <style:table-row-properties style:row-height="15.54mm" fo:break-before="auto" style:use-optimal-row-height="false"/>
    </style:style>
    <style:style style:name="ro67" style:family="table-row">
      <style:table-row-properties style:row-height="16.07mm" fo:break-before="auto" style:use-optimal-row-height="false"/>
    </style:style>
    <style:style style:name="ro68" style:family="table-row">
      <style:table-row-properties style:row-height="64.73mm" fo:break-before="auto" style:use-optimal-row-height="false"/>
    </style:style>
    <style:style style:name="ro69" style:family="table-row">
      <style:table-row-properties style:row-height="33.0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background-color="transparent"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2" style:family="table-cell" style:parent-style-name="Default" style:data-style-name="N100">
      <style:table-cell-properties style:text-align-source="fix" style:repeat-content="false" fo:wrap-option="wrap" style:vertical-align="top"/>
      <style:paragraph-properties fo:text-align="start"/>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fo:background-color="#dddddd" style:text-align-source="fix" style:repeat-content="false" fo:wrap-option="wrap" style:vertical-align="top"/>
      <style:paragraph-properties fo:text-align="start" fo:margin-left="0mm"/>
    </style:style>
    <style:style style:name="ce2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style>
    <style:style style:name="T9" style:family="text">
      <style:text-properties style:font-name="Hiragino Kaku Gothic ProN" style:font-name-asian="Hiragino Kaku Gothic ProN" style:font-name-complex="TakaoPGothic"/>
    </style:style>
    <style:style style:name="T10" style:family="text">
      <style:text-properties style:font-name="Arial" style:font-name-asian="ＭＳ Ｐゴシック"/>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9"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6]=&quot;&quot;;&quot;?&quot;;IF([.J66]=&quot;&quot;;&quot;新規&quot;;IF([.H66]=[.J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7]=&quot;&quot;;&quot;?&quot;;IF([.J67]=&quot;&quot;;&quot;新規&quot;;IF([.H67]=[.J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2"/>
        </table:table-row>
        <table:table-row table:style-name="ro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2]=&quot;&quot;;&quot;?&quot;;IF([.J72]=&quot;&quot;;&quot;新規&quot;;IF([.H72]=[.J72];&quot;&quot;;&quot;○&quot;)))">
            <text:p/>
          </table:table-cell>
          <table:table-cell office:value-type="string" calcext:value-type="string">
            <text:p>-</text:p>
          </table:table-cell>
          <table:table-cell table:number-columns-repeated="1012"/>
        </table:table-row>
        <table:table-row table:style-name="ro3">
          <table:table-cell table:style-name="ce4" office:value-type="string" calcext:value-type="string">
            <text:p>Security-9</text:p>
          </table:table-cell>
          <table:table-cell table:style-name="ce4" office:value-type="float" office:value="2" calcext:value-type="float">
            <text:p>2</text:p>
          </table:table-cell>
          <table:covered-table-cell table:number-columns-repeated="3" table:style-name="ce4"/>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3]=&quot;&quot;;&quot;?&quot;;IF([.J73]=&quot;&quot;;&quot;新規&quot;;IF([.H73]=[.J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20">
          <table:table-cell table:style-name="ce4" office:value-type="string" calcext:value-type="string">
            <text:p>Security-10</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エラーコンソールの利用の可否</text:p>
          </table:table-cell>
          <table:table-cell table:style-name="ce4"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4]=&quot;&quot;;&quot;?&quot;;IF([.J74]=&quot;&quot;;&quot;新規&quot;;IF([.H74]=[.J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20">
          <table:table-cell table:style-name="ce4" office:value-type="string" calcext:value-type="string">
            <text:p>Security-10</text:p>
          </table:table-cell>
          <table:table-cell table:style-name="ce4" office:value-type="float" office:value="2" calcext:value-type="float">
            <text:p>2</text:p>
          </table:table-cell>
          <table:covered-table-cell table:number-columns-repeated="3" table:style-name="ce4"/>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5]=&quot;&quot;;&quot;?&quot;;IF([.J75]=&quot;&quot;;&quot;新規&quot;;IF([.H75]=[.J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office:value-type="string" calcext:value-type="string">
            <text:p>lockPref("javascript.enabled", true);</text:p>
          </table:table-cell>
          <table:table-cell table:number-columns-repeated="1012"/>
        </table:table-row>
        <table:table-row table:style-name="ro22">
          <table:table-cell table:style-name="ce4" office:value-type="string" calcext:value-type="string">
            <text:p>Security-12</text:p>
          </table:table-cell>
          <table:table-cell table:style-name="ce4" office:value-type="float" office:value="2" calcext:value-type="float">
            <text:p>2</text:p>
          </table:table-cell>
          <table:covered-table-cell table:number-columns-repeated="3" table:style-name="ce4"/>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2]=&quot;&quot;;&quot;?&quot;;IF([.J82]=&quot;&quot;;&quot;新規&quot;;IF([.H82]=[.J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5]=&quot;&quot;;&quot;?&quot;;IF([.J85]=&quot;&quot;;&quot;新規&quot;;IF([.H85]=[.J85];&quot;&quot;;&quot;○&quot;)))">
            <text:p/>
          </table:table-cell>
          <table:table-cell office:value-type="string" calcext:value-type="string">
            <text:p>-</text:p>
          </table:table-cell>
          <table:table-cell table:number-columns-repeated="1012"/>
        </table:table-row>
        <table:table-row table:style-name="ro23">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6" office:value-type="string" calcext:value-type="string">
            <text:p>Firefox 45で廃止（Firefox 41までは許可するかどうかのポップアップだったが、Firefox 42からは通知のみのポップアップに変更された）</text:p>
          </table:table-cell>
          <table:table-cell table:formula="of:=IF([.H88]=&quot;&quot;;&quot;?&quot;;IF([.J88]=&quot;&quot;;&quot;新規&quot;;IF([.H88]=[.J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6" office:value-type="string" calcext:value-type="string">
            <text:p>Firefox 45で廃止</text:p>
          </table:table-cell>
          <table:table-cell table:formula="of:=IF([.H90]=&quot;&quot;;&quot;?&quot;;IF([.J90]=&quot;&quot;;&quot;新規&quot;;IF([.H90]=[.J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6" office:value-type="string" calcext:value-type="string">
            <text:p>Firefox 45で廃止</text:p>
          </table:table-cell>
          <table:table-cell table:formula="of:=IF([.H91]=&quot;&quot;;&quot;?&quot;;IF([.J91]=&quot;&quot;;&quot;新規&quot;;IF([.H91]=[.J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2" office:value-type="string" calcext:value-type="string">
            <text:p>-</text:p>
          </table:table-cell>
          <table:table-cell table:style-name="ce2" office:value-type="string" calcext:value-type="string">
            <text:p>-</text:p>
          </table:table-cell>
          <table:table-cell table:formula="of:=IF([.H96]=&quot;&quot;;&quot;?&quot;;IF([.J96]=&quot;&quot;;&quot;新規&quot;;IF([.H96]=[.J9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2</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Webアプリケーションのインストールの可否</text:p>
          </table:table-cell>
          <table:table-cell table:style-name="ce2" office:value-type="string" calcext:value-type="string" table:number-columns-spanned="1" table:number-rows-spanned="2">
            <text:p>-</text:p>
          </table:table-cell>
          <table:table-cell table:style-name="ce2" office:value-type="string" calcext:value-type="string">
            <text:p>marketplace.firefox.comからのインストールのみ許可（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2</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mozApps.signed_apps_installable_from", ""); </text:p>
          </table:table-cell>
          <table:table-cell table:formula="of:=IF([.H101]=&quot;&quot;;&quot;?&quot;;IF([.J101]=&quot;&quot;;&quot;新規&quot;;IF([.H101]=[.J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6]=&quot;&quot;;&quot;?&quot;;IF([.J106]=&quot;&quot;;&quot;新規&quot;;IF([.H106]=[.J106];&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14"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office:value-type="string" calcext:value-type="string">
            <text:p>-</text:p>
          </table:table-cell>
          <table:table-cell table:number-columns-repeated="1012"/>
        </table:table-row>
        <table:table-row table:style-name="ro2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office:value-type="string" office:string-value="新規" calcext:value-type="string">
            <text:p>新規</text:p>
          </table:table-cell>
          <table:table-cell table:number-columns-repeated="1013"/>
        </table:table-row>
        <table:table-row table:style-name="ro3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3">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4">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5">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64]=&quot;&quot;;&quot;?&quot;;IF([.J164]=&quot;&quot;;&quot;新規&quot;;IF([.H164]=[.J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6" office:value-type="string" calcext:value-type="string">
            <text:p>-</text:p>
          </table:table-cell>
          <table:table-cell table:formula="of:=IF([.H165]=&quot;&quot;;&quot;?&quot;;IF([.J165]=&quot;&quot;;&quot;新規&quot;;IF([.H165]=[.J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Security-11に統合</text:p>
          </table:table-cell>
          <table:table-cell table:formula="of:=IF([.H166]=&quot;&quot;;&quot;?&quot;;IF([.J166]=&quot;&quot;;&quot;新規&quot;;IF([.H166]=[.J166];&quot;&quot;;&quot;○&quot;)))" office:value-type="string" office:string-value="○" calcext:value-type="string">
            <text:p>○</text:p>
          </table:table-cell>
          <table:table-cell table:style-name="ce1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38">
          <table:table-cell table:style-name="ce4" office:value-type="string" calcext:value-type="string">
            <text:p>Privacy-25</text:p>
          </table:table-cell>
          <table:table-cell table:style-name="ce4" office:value-type="float" office:value="1" calcext:value-type="float">
            <text:p>1</text:p>
          </table:table-cell>
          <table:table-cell table:style-name="ce4" office:value-type="string" calcext:value-type="string" table:number-columns-spanned="1" table:number-rows-spanned="2">
            <text:p>プライバシー</text:p>
          </table:table-cell>
          <table:table-cell table:style-name="ce4" office:value-type="string" calcext:value-type="string" table:number-columns-spanned="1" table:number-rows-spanned="2">
            <text:p>Firefox Helloの利用の可否</text:p>
          </table:table-cell>
          <table:table-cell table:style-name="ce4"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69]=&quot;&quot;;&quot;?&quot;;IF([.J169]=&quot;&quot;;&quot;新規&quot;;IF([.H169]=[.J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4" office:value-type="string" calcext:value-type="string">
            <text:p>Privacy-25</text:p>
          </table:table-cell>
          <table:table-cell table:style-name="ce4" office:value-type="float" office:value="2" calcext:value-type="float">
            <text:p>2</text:p>
          </table:table-cell>
          <table:covered-table-cell table:number-columns-repeated="3" table:style-name="ce4"/>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70]=&quot;&quot;;&quot;?&quot;;IF([.J170]=&quot;&quot;;&quot;新規&quot;;IF([.H170]=[.J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7"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3">
          <table:table-cell table:style-name="ce4" office:value-type="string" calcext:value-type="string">
            <text:p>Privacy-28</text:p>
          </table:table-cell>
          <table:table-cell table:style-name="ce4" office:value-type="float" office:value="1" calcext:value-type="float">
            <text:p>1</text:p>
          </table:table-cell>
          <table:table-cell table:style-name="ce4" office:value-type="string" calcext:value-type="string" table:number-columns-spanned="1" table:number-rows-spanned="2">
            <text:p>プライバシー</text:p>
          </table:table-cell>
          <table:table-cell table:style-name="ce4" office:value-type="string" calcext:value-type="string" table:number-columns-spanned="1" table:number-rows-spanned="2">
            <text:p>その他、プライバシー情報に関わる一切の機能の利用の可否</text:p>
          </table:table-cell>
          <table:table-cell table:style-name="ce4"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table:number-columns-repeated="1012"/>
        </table:table-row>
        <table:table-row table:style-name="ro42">
          <table:table-cell table:style-name="ce4" office:value-type="string" calcext:value-type="string">
            <text:p>Privacy-28</text:p>
          </table:table-cell>
          <table:table-cell table:style-name="ce4" office:value-type="float" office:value="2" calcext:value-type="float">
            <text:p>2</text:p>
          </table:table-cell>
          <table:covered-table-cell table:number-columns-repeated="3" table:style-name="ce4"/>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text:span text:style-name="T8">// プッシュ通知受信用のエンドポイントURL</text:span></text:p>
            <text:p><text:span text:style-name="T8">lockPref("services.push.serverURL", "");</text:span></text:p>
            <text:p/>
            <text:p><text:span text:style-name="T8">その他はSecurity-15を参照</text:span></text:p>
          </table:table-cell>
          <table:table-cell table:formula="of:=IF([.H176]=&quot;&quot;;&quot;?&quot;;IF([.J176]=&quot;&quot;;&quot;新規&quot;;IF([.H176]=[.J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2" office:value-type="string" calcext:value-type="string">
            <text:p>-</text:p>
          </table:table-cell>
          <table:table-cell table:formula="of:=IF([.H181]=&quot;&quot;;&quot;?&quot;;IF([.J181]=&quot;&quot;;&quot;新規&quot;;IF([.H181]=[.J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selfsupport.url", "");</text:p>
          </table:table-cell>
          <table:table-cell table:formula="of:=IF([.H182]=&quot;&quot;;&quot;?&quot;;IF([.J182]=&quot;&quot;;&quot;新規&quot;;IF([.H182]=[.J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8"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2" office:value-type="string" calcext:value-type="string">
            <text:p>-</text:p>
          </table:table-cell>
          <table:table-cell table:formula="of:=IF([.H185]=&quot;&quot;;&quot;?&quot;;IF([.J185]=&quot;&quot;;&quot;新規&quot;;IF([.H185]=[.J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2"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8"/>
          <table:covered-table-cell table:style-name="ce2"/>
          <table:table-cell table:style-name="ce2" office:value-type="string" calcext:value-type="string">
            <text:p>ブロックリストを取得せず、トラッキングを遮断しない</text:p>
          </table:table-cell>
          <table:table-cell table:style-name="ce13"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3"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7]=&quot;&quot;;&quot;?&quot;;IF([.J187]=&quot;&quot;;&quot;新規&quot;;IF([.H187]=[.J1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2" office:value-type="string" calcext:value-type="string">
            <text:p>lockPref("browser.sessionstore.privacy_level", 0);</text:p>
          </table:table-cell>
          <table:table-cell table:formula="of:=IF([.H188]=&quot;&quot;;&quot;?&quot;;IF([.J188]=&quot;&quot;;&quot;新規&quot;;IF([.H188]=[.J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一切禁止する</text:p>
          </table:table-cell>
          <table:table-cell table:style-name="ce2"/>
          <table:table-cell table:style-name="ce12" office:value-type="string" calcext:value-type="string">
            <text:p>lockPref("browser.sessionstore.privacy_level", 2);</text:p>
          </table:table-cell>
          <table:table-cell table:formula="of:=IF([.H189]=&quot;&quot;;&quot;?&quot;;IF([.J189]=&quot;&quot;;&quot;新規&quot;;IF([.H189]=[.J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8"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2" office:value-type="string" calcext:value-type="string">
            <text:p>defaultPref("urlclassifier.trackingTable", "test-track-simple,mozstd-track-digest256");</text:p>
          </table:table-cell>
          <table:table-cell table:formula="of:=IF([.H190]=&quot;&quot;;&quot;?&quot;;IF([.J190]=&quot;&quot;;&quot;新規&quot;;IF([.H190]=[.J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2" office:value-type="string" calcext:value-type="string">
            <text:p>defaultPref("urlclassifier.trackingTable", "test-track-simple,mozfull-track-digest256");</text:p>
          </table:table-cell>
          <table:table-cell table:formula="of:=IF([.H191]=&quot;&quot;;&quot;?&quot;;IF([.J191]=&quot;&quot;;&quot;新規&quot;;IF([.H191]=[.J191];&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8"/>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std-track-digest256");</text:p>
            <text:p><text:span text:style-name="T10">lockPref(“pref.privacy.disable_button.change_blocklist”, true);</text:span></text:p>
          </table:table-cell>
          <table:table-cell table:formula="of:=IF([.H192]=&quot;&quot;;&quot;?&quot;;IF([.J192]=&quot;&quot;;&quot;新規&quot;;IF([.H192]=[.J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8"/>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2"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4]=&quot;&quot;;&quot;?&quot;;IF([.J194]=&quot;&quot;;&quot;新規&quot;;IF([.H194]=[.J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rowser.cache.disk_cache_ssl", false)</text:p>
          </table:table-cell>
          <table:table-cell table:formula="of:=IF([.H195]=&quot;&quot;;&quot;?&quot;;IF([.J195]=&quot;&quot;;&quot;新規&quot;;IF([.H195]=[.J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2" office:value-type="string" calcext:value-type="string">
            <text:p>-</text:p>
          </table:table-cell>
          <table:table-cell table:formula="of:=IF([.H196]=&quot;&quot;;&quot;?&quot;;IF([.J196]=&quot;&quot;;&quot;新規&quot;;IF([.H196]=[.J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2" office:value-type="string" calcext:value-type="string">
            <text:p>lockPref("network.predictor.enabled", false);</text:p>
          </table:table-cell>
          <table:table-cell table:formula="of:=IF([.H197]=&quot;&quot;;&quot;?&quot;;IF([.J197]=&quot;&quot;;&quot;新規&quot;;IF([.H197]=[.J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2" office:value-type="string" calcext:value-type="string">
            <text:p>-</text:p>
          </table:table-cell>
          <table:table-cell table:formula="of:=IF([.H198]=&quot;&quot;;&quot;?&quot;;IF([.J198]=&quot;&quot;;&quot;新規&quot;;IF([.H198]=[.J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2" office:value-type="string" calcext:value-type="string">
            <text:p>lockPref("beacon.enabled", false); </text:p>
          </table:table-cell>
          <table:table-cell table:formula="of:=IF([.H199]=&quot;&quot;;&quot;?&quot;;IF([.J199]=&quot;&quot;;&quot;新規&quot;;IF([.H199]=[.J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34">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5]=&quot;&quot;;&quot;?&quot;;IF([.J215]=&quot;&quot;;&quot;新規&quot;;IF([.H215]=[.J215];&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2">
          <table:table-cell table:style-name="ce4" office:value-type="string" calcext:value-type="string">
            <text:p>Startup-8</text:p>
          </table:table-cell>
          <table:table-cell table:style-name="ce4" office:value-type="float" office:value="2" calcext:value-type="float">
            <text:p>2</text:p>
          </table:table-cell>
          <table:covered-table-cell table:number-columns-repeated="3" table:style-name="ce4"/>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3">
          <table:table-cell table:style-name="ce4" office:value-type="string" calcext:value-type="string">
            <text:p>Startup-9</text:p>
          </table:table-cell>
          <table:table-cell table:style-name="ce4" office:value-type="float" office:value="1" calcext:value-type="float">
            <text:p>1</text:p>
          </table:table-cell>
          <table:table-cell table:style-name="ce4" office:value-type="string" calcext:value-type="string" table:number-columns-spanned="1" table:number-rows-spanned="2">
            <text:p>起動時の挙動の制御</text:p>
          </table:table-cell>
          <table:table-cell table:style-name="ce4" office:value-type="string" calcext:value-type="string" table:number-columns-spanned="1" table:number-rows-spanned="2">
            <text:p>マルチプロセスモードのフィードバックを促すメッセージの表示の可否</text:p>
          </table:table-cell>
          <table:table-cell table:style-name="ce4"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2"/>
        </table:table-row>
        <table:table-row table:style-name="ro38">
          <table:table-cell table:style-name="ce4" office:value-type="string" calcext:value-type="string">
            <text:p>Startup-9</text:p>
          </table:table-cell>
          <table:table-cell table:style-name="ce4" office:value-type="float" office:value="2" calcext:value-type="float">
            <text:p>2</text:p>
          </table:table-cell>
          <table:covered-table-cell table:number-columns-repeated="3" table:style-name="ce4"/>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218]=&quot;&quot;;&quot;?&quot;;IF([.J218]=&quot;&quot;;&quot;新規&quot;;IF([.H218]=[.J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9"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6" office:value-type="string" calcext:value-type="string">
            <text:p>Firefox 31時点で機能が廃止されたためカスタマイズ不可能</text:p>
          </table:table-cell>
          <table:table-cell table:formula="of:=IF([.H241]=&quot;&quot;;&quot;?&quot;;IF([.J241]=&quot;&quot;;&quot;新規&quot;;IF([.H241]=[.J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6"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0"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0"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0"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0"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4">
          <table:table-cell office:value-type="string" calcext:value-type="string">
            <text:p>Tab-7</text:p>
          </table:table-cell>
          <table:table-cell office:value-type="float" office:value="5" calcext:value-type="float">
            <text:p>5</text:p>
          </table:table-cell>
          <table:covered-table-cell table:number-columns-repeated="3"/>
          <table:table-cell table:style-name="ce10"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0"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0"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0"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8">lockPref("network.automatic-ntlm-auth.trusted-uris", "ドメイン名のカンマ区切りのリスト");</text:span></text:p>
            <text:p><text:span text:style-name="T8">lockPref("network.negotiate-auth.delegation-uris", "ドメイン名のカンマ区切りのリスト");</text:span></text:p>
            <text:p><text:span text:style-name="T8">lockPref("network.negotiate-auth.trusted-uris", "ドメイン名のカンマ区切りのリスト");</text:span></text:p>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4"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table:style-name="ce14"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office:value-type="string" office:string-value="新規" calcext:value-type="string">
            <text:p>新規</text:p>
          </table:table-cell>
          <table:table-cell table:number-columns-repeated="1013"/>
        </table:table-row>
        <table:table-row table:style-name="ro24">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317]=&quot;&quot;;&quot;?&quot;;IF([.J317]=&quot;&quot;;&quot;新規&quot;;IF([.H317]=[.J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318]=&quot;&quot;;&quot;?&quot;;IF([.J318]=&quot;&quot;;&quot;新規&quot;;IF([.H318]=[.J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319]=&quot;&quot;;&quot;?&quot;;IF([.J319]=&quot;&quot;;&quot;新規&quot;;IF([.H319]=[.J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320]=&quot;&quot;;&quot;?&quot;;IF([.J320]=&quot;&quot;;&quot;新規&quot;;IF([.H320]=[.J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321]=&quot;&quot;;&quot;?&quot;;IF([.J321]=&quot;&quot;;&quot;新規&quot;;IF([.H321]=[.J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322]=&quot;&quot;;&quot;?&quot;;IF([.J322]=&quot;&quot;;&quot;新規&quot;;IF([.H322]=[.J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323]=&quot;&quot;;&quot;?&quot;;IF([.J323]=&quot;&quot;;&quot;新規&quot;;IF([.H323]=[.J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324]=&quot;&quot;;&quot;?&quot;;IF([.J324]=&quot;&quot;;&quot;新規&quot;;IF([.H324]=[.J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325]=&quot;&quot;;&quot;?&quot;;IF([.J325]=&quot;&quot;;&quot;新規&quot;;IF([.H325]=[.J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326]=&quot;&quot;;&quot;?&quot;;IF([.J326]=&quot;&quot;;&quot;新規&quot;;IF([.H326]=[.J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327]=&quot;&quot;;&quot;?&quot;;IF([.J327]=&quot;&quot;;&quot;新規&quot;;IF([.H327]=[.J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328]=&quot;&quot;;&quot;?&quot;;IF([.J328]=&quot;&quot;;&quot;新規&quot;;IF([.H328]=[.J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329]=&quot;&quot;;&quot;?&quot;;IF([.J329]=&quot;&quot;;&quot;新規&quot;;IF([.H329]=[.J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330]=&quot;&quot;;&quot;?&quot;;IF([.J330]=&quot;&quot;;&quot;新規&quot;;IF([.H330]=[.J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331]=&quot;&quot;;&quot;?&quot;;IF([.J331]=&quot;&quot;;&quot;新規&quot;;IF([.H331]=[.J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1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332]=&quot;&quot;;&quot;?&quot;;IF([.J332]=&quot;&quot;;&quot;新規&quot;;IF([.H332]=[.J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333]=&quot;&quot;;&quot;?&quot;;IF([.J333]=&quot;&quot;;&quot;新規&quot;;IF([.H333]=[.J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34]=&quot;&quot;;&quot;?&quot;;IF([.J334]=&quot;&quot;;&quot;新規&quot;;IF([.H334]=[.J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H335]=&quot;&quot;;&quot;?&quot;;IF([.J335]=&quot;&quot;;&quot;新規&quot;;IF([.H335]=[.J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36]=&quot;&quot;;&quot;?&quot;;IF([.J336]=&quot;&quot;;&quot;新規&quot;;IF([.H336]=[.J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37]=&quot;&quot;;&quot;?&quot;;IF([.J337]=&quot;&quot;;&quot;新規&quot;;IF([.H337]=[.J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40]=&quot;&quot;;&quot;?&quot;;IF([.J340]=&quot;&quot;;&quot;新規&quot;;IF([.H340]=[.J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41]=&quot;&quot;;&quot;?&quot;;IF([.J341]=&quot;&quot;;&quot;新規&quot;;IF([.H341]=[.J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42]=&quot;&quot;;&quot;?&quot;;IF([.J342]=&quot;&quot;;&quot;新規&quot;;IF([.H342]=[.J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48]=&quot;&quot;;&quot;?&quot;;IF([.J348]=&quot;&quot;;&quot;新規&quot;;IF([.H348]=[.J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49]=&quot;&quot;;&quot;?&quot;;IF([.J349]=&quot;&quot;;&quot;新規&quot;;IF([.H349]=[.J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50]=&quot;&quot;;&quot;?&quot;;IF([.J350]=&quot;&quot;;&quot;新規&quot;;IF([.H350]=[.J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52]=&quot;&quot;;&quot;?&quot;;IF([.J352]=&quot;&quot;;&quot;新規&quot;;IF([.H352]=[.J352];&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53]=&quot;&quot;;&quot;?&quot;;IF([.J353]=&quot;&quot;;&quot;新規&quot;;IF([.H353]=[.J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office:value-type="string" calcext:value-type="string">
            <text:p>// defaultPref("content.notify.interval", 120000);</text:p>
          </table:table-cell>
          <table:table-cell table:formula="of:=IF([.H354]=&quot;&quot;;&quot;?&quot;;IF([.J354]=&quot;&quot;;&quot;新規&quot;;IF([.H354]=[.J35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office:value-type="string" calcext:value-type="string">
            <text:p>lockPref("content.notify.interval", （整数値、単位：マイクロ秒）);</text:p>
          </table:table-cell>
          <table:table-cell table:formula="of:=IF([.H355]=&quot;&quot;;&quot;?&quot;;IF([.J355]=&quot;&quot;;&quot;新規&quot;;IF([.H355]=[.J35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office:value-type="string" calcext:value-type="string">
            <text:p>-</text:p>
          </table:table-cell>
          <table:table-cell table:formula="of:=IF([.H356]=&quot;&quot;;&quot;?&quot;;IF([.J356]=&quot;&quot;;&quot;新規&quot;;IF([.H356]=[.J35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able:table-cell>
          <table:table-cell table:formula="of:=IF([.H357]=&quot;&quot;;&quot;?&quot;;IF([.J357]=&quot;&quot;;&quot;新規&quot;;IF([.H357]=[.J35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office:value-type="string" calcext:value-type="string">
            <text:p>lockPref("extensions.ieview.forceielist", "（半角スペース区切りのURLのリスト）");</text:p>
            <text:p>lockPref("extensions.ieview.closeReloadPage", true);</text:p>
          </table:table-cell>
          <table:table-cell table:formula="of:=IF([.H358]=&quot;&quot;;&quot;?&quot;;IF([.J358]=&quot;&quot;;&quot;新規&quot;;IF([.H358]=[.J35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office:value-type="string" calcext:value-type="string">
            <text:p>lockPref("extensions.ieview.ieapp", "C:\\Program Files (x86)\\Internet　Explorer\\iexplore.exe");</text:p>
            <text:p>lockPref("extensions.ieview.ieargs", ""); </text:p>
          </table:table-cell>
          <table:table-cell table:formula="of:=IF([.H359]=&quot;&quot;;&quot;?&quot;;IF([.J359]=&quot;&quot;;&quot;新規&quot;;IF([.H359]=[.J35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table:number-columns-repeated="2" office:value-type="string" calcext:value-type="string">
            <text:p>-</text:p>
          </table:table-cell>
          <table:table-cell table:formula="of:=IF([.H360]=&quot;&quot;;&quot;?&quot;;IF([.J360]=&quot;&quot;;&quot;新規&quot;;IF([.H360]=[.J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office:value-type="string" calcext:value-type="string">
            <text:p>lockPref("extensions.ieview.useWizeShoppy", false);</text:p>
          </table:table-cell>
          <table:table-cell table:formula="of:=IF([.H361]=&quot;&quot;;&quot;?&quot;;IF([.J361]=&quot;&quot;;&quot;新規&quot;;IF([.H361]=[.J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1" office:value-type="string" calcext:value-type="string">
            <text:p>IE7互換モード（既定）</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7mode");</text:p>
          </table:table-cell>
          <table:table-cell table:formula="of:=IF([.H362]=&quot;&quot;;&quot;?&quot;;IF([.J362]=&quot;&quot;;&quot;新規&quot;;IF([.H362]=[.J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1" office:value-type="string" calcext:value-type="string">
            <text:p>IE8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mode");</text:p>
          </table:table-cell>
          <table:table-cell table:formula="of:=IF([.H363]=&quot;&quot;;&quot;?&quot;;IF([.J363]=&quot;&quot;;&quot;新規&quot;;IF([.H363]=[.J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1" office:value-type="string" calcext:value-type="string">
            <text:p>IE8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8forced");</text:p>
          </table:table-cell>
          <table:table-cell table:formula="of:=IF([.H364]=&quot;&quot;;&quot;?&quot;;IF([.J364]=&quot;&quot;;&quot;新規&quot;;IF([.H364]=[.J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1" office:value-type="string" calcext:value-type="string">
            <text:p>IE9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mode");</text:p>
          </table:table-cell>
          <table:table-cell table:formula="of:=IF([.H365]=&quot;&quot;;&quot;?&quot;;IF([.J365]=&quot;&quot;;&quot;新規&quot;;IF([.H365]=[.J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1" office:value-type="string" calcext:value-type="string">
            <text:p>IE9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9forced");</text:p>
          </table:table-cell>
          <table:table-cell table:formula="of:=IF([.H366]=&quot;&quot;;&quot;?&quot;;IF([.J366]=&quot;&quot;;&quot;新規&quot;;IF([.H366]=[.J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1" office:value-type="string" calcext:value-type="string">
            <text:p>IE10互換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mode");</text:p>
          </table:table-cell>
          <table:table-cell table:formula="of:=IF([.H367]=&quot;&quot;;&quot;?&quot;;IF([.J367]=&quot;&quot;;&quot;新規&quot;;IF([.H367]=[.J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1" office:value-type="string" calcext:value-type="string">
            <text:p>IE10標準準拠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0forced");</text:p>
          </table:table-cell>
          <table:table-cell table:formula="of:=IF([.H368]=&quot;&quot;;&quot;?&quot;;IF([.J368]=&quot;&quot;;&quot;新規&quot;;IF([.H368]=[.J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edge");</text:p>
          </table:table-cell>
          <table:table-cell table:formula="of:=IF([.H369]=&quot;&quot;;&quot;?&quot;;IF([.J369]=&quot;&quot;;&quot;新規&quot;;IF([.H369]=[.J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office:value-type="string" calcext:value-type="string">
            <text:p>lockPref("extensions.fireie.compatMode", "ie11forcededge");</text:p>
          </table:table-cell>
          <table:table-cell table:formula="of:=IF([.H370]=&quot;&quot;;&quot;?&quot;;IF([.J370]=&quot;&quot;;&quot;新規&quot;;IF([.H370]=[.J370];&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office:value-type="string" calcext:value-type="string">
            <text:p>-</text:p>
          </table:table-cell>
          <table:table-cell table:formula="of:=IF([.H371]=&quot;&quot;;&quot;?&quot;;IF([.J371]=&quot;&quot;;&quot;新規&quot;;IF([.H371]=[.J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howUrlBarLabel", false);</text:p>
            <text:p>lockPref("extensions.fireie.hideUrlBarButton", true);</text:p>
          </table:table-cell>
          <table:table-cell table:formula="of:=IF([.H372]=&quot;&quot;;&quot;?&quot;;IF([.J372]=&quot;&quot;;&quot;新規&quot;;IF([.H372]=[.J37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office:value-type="string" calcext:value-type="string">
            <text:p>-</text:p>
          </table:table-cell>
          <table:table-cell table:formula="of:=IF([.H373]=&quot;&quot;;&quot;?&quot;;IF([.J373]=&quot;&quot;;&quot;新規&quot;;IF([.H373]=[.J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autoupdate", false);</text:p>
            <text:p>lockPref("extensions.fireie.subscriptions_defaultAdded", false);</text:p>
          </table:table-cell>
          <table:table-cell table:formula="of:=IF([.H374]=&quot;&quot;;&quot;?&quot;;IF([.J374]=&quot;&quot;;&quot;新規&quot;;IF([.H374]=[.J374];&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6"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office:value-type="string" calcext:value-type="string">
            <text:p>-</text:p>
          </table:table-cell>
          <table:table-cell table:formula="of:=IF([.H375]=&quot;&quot;;&quot;?&quot;;IF([.J375]=&quot;&quot;;&quot;新規&quot;;IF([.H375]=[.J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fx"); </text:p>
          </table:table-cell>
          <table:table-cell table:formula="of:=IF([.H376]=&quot;&quot;;&quot;?&quot;;IF([.J376]=&quot;&quot;;&quot;新規&quot;;IF([.H376]=[.J37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office:value-type="string" calcext:value-type="string">
            <text:p>lockPref("extensions.fireie.autoSwitchOnRuleMiss", "ie"); </text:p>
          </table:table-cell>
          <table:table-cell table:formula="of:=IF([.H377]=&quot;&quot;;&quot;?&quot;;IF([.J377]=&quot;&quot;;&quot;新規&quot;;IF([.H377]=[.J377];&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office:value-type="string" calcext:value-type="string">
            <text:p>-</text:p>
          </table:table-cell>
          <table:table-cell table:formula="of:=IF([.H378]=&quot;&quot;;&quot;?&quot;;IF([.J378]=&quot;&quot;;&quot;新規&quot;;IF([.H378]=[.J37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H379]=&quot;&quot;;&quot;?&quot;;IF([.J379]=&quot;&quot;;&quot;新規&quot;;IF([.H379]=[.J379];&quot;&quot;;&quot;○&quot;)))" office:value-type="string" office:string-value="新規" calcext:value-type="string">
            <text:p>新規</text:p>
          </table:table-cell>
          <table:table-cell table:number-columns-repeated="1013"/>
        </table:table-row>
        <table:table-row table:style-name="ro3" table:number-rows-repeated="1048196">
          <table:table-cell table:number-columns-repeated="1022"/>
        </table:table-row>
        <table:table-row table:style-name="ro3">
          <table:table-cell table:number-columns-repeated="1022"/>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1"/>
        <table:table-column table:style-name="co20" table:visibility="collapse" table:default-cell-style-name="ce1"/>
        <table:table-column table:style-name="co21" table:default-cell-style-name="ce1"/>
        <table:table-column table:style-name="co16" table:default-cell-style-name="ce1"/>
        <table:table-column table:style-name="co17" table:default-cell-style-name="ce1"/>
        <table:table-column table:style-name="co18" table:default-cell-style-name="ce1"/>
        <table:table-column table:style-name="co21" table:default-cell-style-name="ce1"/>
        <table:table-column table:style-name="co22" table:default-cell-style-name="ce1"/>
        <table:table-column table:style-name="co17" table:default-cell-style-name="ce1"/>
        <table:table-column table:style-name="co18" table:default-cell-style-name="ce1"/>
        <table:table-column table:style-name="co21" table:default-cell-style-name="ce1"/>
        <table:table-column table:style-name="co23"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4">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16"/>
        </table:table-row>
        <table:table-row table:style-name="ro3">
          <table:table-cell table:number-columns-repeated="1018"/>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2"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2" office:value-type="string" calcext:value-type="string">
            <text:p>false</text:p>
          </table:table-cell>
          <table:table-cell table:number-columns-repeated="998"/>
        </table:table-row>
        <table:table-row table:style-name="ro6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2" office:value-type="string" calcext:value-type="string">
            <text:p>false</text:p>
          </table:table-cell>
          <table:table-cell table:number-columns-repeated="998"/>
        </table:table-row>
        <table:table-row table:style-name="ro6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2"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2"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1"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2"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2"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2"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2"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1"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table:table-cell table:style-name="ce21"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2" office:value-type="string" calcext:value-type="string">
            <text:p>false</text:p>
          </table:table-cell>
          <table:table-cell table:number-columns-repeated="998"/>
        </table:table-row>
        <table:table-row table:style-name="ro40">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2" office:value-type="string" calcext:value-type="string">
            <text:p>false</text:p>
          </table:table-cell>
          <table:table-cell table:number-columns-repeated="998"/>
        </table:table-row>
        <table:table-row table:style-name="ro20">
          <table:table-cell table:style-name="ce4" office:value-type="string" calcext:value-type="string">
            <text:p>MenuShortcut-27</text:p>
          </table:table-cell>
          <table:table-cell table:style-name="ce4" office:value-type="string" calcext:value-type="string">
            <text:p>ツール＞Web開発＞エラーコンソール</text:p>
          </table:table-cell>
          <table:table-cell table:style-name="ce4" office:value-type="string" calcext:value-type="string">
            <text:p>errorConsole</text:p>
          </table:table-cell>
          <table:table-cell table:style-name="ce4"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2"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2"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2"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2"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2"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2"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2"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2"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2" office:value-type="string" calcext:value-type="string">
            <text:p>false</text:p>
          </table:table-cell>
          <table:table-cell table:number-columns-repeated="998"/>
        </table:table-row>
        <table:table-row table:style-name="ro20">
          <table:table-cell table:style-name="ce4" office:value-type="string" calcext:value-type="string">
            <text:p>MenuShortcut-45</text:p>
          </table:table-cell>
          <table:table-cell table:style-name="ce4" office:value-type="string" calcext:value-type="string">
            <text:p>コンテンツ領域のコンテキストメニュー＞リンクを保存する...</text:p>
          </table:table-cell>
          <table:table-cell table:style-name="ce4" office:value-type="string" calcext:value-type="string">
            <text:p>context-marklink</text:p>
          </table:table-cell>
          <table:table-cell table:style-name="ce4"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22"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2" office:value-type="string" calcext:value-type="string">
            <text:p>false</text:p>
          </table:table-cell>
          <table:table-cell table:number-columns-repeated="998"/>
        </table:table-row>
        <table:table-row table:style-name="ro20">
          <table:table-cell table:style-name="ce4" office:value-type="string" calcext:value-type="string">
            <text:p>MenuShortcut-53</text:p>
          </table:table-cell>
          <table:table-cell table:style-name="ce4" office:value-type="string" calcext:value-type="string">
            <text:p>コンテンツ領域のコンテキストメニュー＞ページを保存する...</text:p>
          </table:table-cell>
          <table:table-cell table:style-name="ce4" office:value-type="string" calcext:value-type="string">
            <text:p>context-markpageMenu</text:p>
          </table:table-cell>
          <table:table-cell table:style-name="ce4"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2"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2"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2"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2"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2"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2" office:value-type="string" calcext:value-type="string">
            <text:p>false</text:p>
          </table:table-cell>
          <table:table-cell table:number-columns-repeated="998"/>
        </table:table-row>
        <table:table-row table:style-name="ro6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2"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0" office:value-type="string" calcext:value-type="string">
            <text:p>MenuShortcut-62</text:p>
          </table:table-cell>
          <table:table-cell table:style-name="ce20"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4" table:formula="of:=IF(AND([.D66]=[.J66];[.E66]=[.K66];[.G66]=[.L66];[.H66]=[.M66]);&quot;&quot;;&quot;○&quot;)" office:value-type="string" office:string-value="○" calcext:value-type="string">
            <text:p>○</text:p>
          </table:table-cell>
          <table:table-cell table:number-columns-repeated="1009"/>
        </table:table-row>
        <table:table-row table:style-name="ro2">
          <table:table-cell table:style-name="ce20" office:value-type="string" calcext:value-type="string">
            <text:p>MenuShortcut-63</text:p>
          </table:table-cell>
          <table:table-cell table:style-name="ce20"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4" table:formula="of:=IF(AND([.D67]=[.J67];[.E67]=[.K67];[.G67]=[.L67];[.H67]=[.M67]);&quot;&quot;;&quot;○&quot;)" office:value-type="string" office:string-value="○" calcext:value-type="string">
            <text:p>○</text:p>
          </table:table-cell>
          <table:table-cell table:number-columns-repeated="1009"/>
        </table:table-row>
        <table:table-row table:style-name="ro3" table:number-rows-repeated="1048508">
          <table:table-cell table:number-columns-repeated="1018"/>
        </table:table-row>
        <table:table-row table:style-name="ro3">
          <table:table-cell table:number-columns-repeated="1018"/>
        </table:table-row>
      </table:table>
      <table:table table:name="misc-ui-disable-items" table:style-name="ta1">
        <office:forms form:automatic-focus="false" form:apply-design-mode="false"/>
        <table:table-column table:style-name="co12" table:default-cell-style-name="Default"/>
        <table:table-column table:style-name="co24" table:default-cell-style-name="Default"/>
        <table:table-column table:style-name="co25" table:default-cell-style-name="Default"/>
        <table:table-column table:style-name="co26" table:default-cell-style-name="ce26"/>
        <table:table-column table:style-name="co27" table:default-cell-style-name="Default"/>
        <table:table-column table:style-name="co28" table:default-cell-style-name="ce26"/>
        <table:table-column table:style-name="co29" table:visibility="collapse" table:number-columns-repeated="2" table:default-cell-style-name="Default"/>
        <table:table-column table:style-name="co12" table:number-columns-repeated="1014" table:default-cell-style-name="Default"/>
        <table:table-row table:style-name="ro67">
          <table:table-cell table:style-name="ce23" office:value-type="string" calcext:value-type="string">
            <text:p>設定項目番号</text:p>
          </table:table-cell>
          <table:table-cell table:style-name="ce23" office:value-type="string" calcext:value-type="string">
            <text:p>非表示にする対象</text:p>
          </table:table-cell>
          <table:table-cell table:style-name="ce23" office:value-type="string" calcext:value-type="string">
            <text:p>設定方法</text:p>
          </table:table-cell>
          <table:table-cell table:style-name="ce23" office:value-type="string" calcext:value-type="string">
            <text:p>設定内容（Firefox 45）</text:p>
          </table:table-cell>
          <table:table-cell table:style-name="ce23" office:value-type="string" calcext:value-type="string">
            <text:p>Firefox 38→45での変更</text:p>
          </table:table-cell>
          <table:table-cell table:style-name="ce23" office:value-type="string" calcext:value-type="string">
            <text:p>設定内容（Firefox 38）</text:p>
          </table:table-cell>
          <table:table-cell table:style-name="ce23" office:value-type="string" calcext:value-type="string">
            <text:p>設定内容（Firefox 31）</text:p>
          </table:table-cell>
          <table:table-cell table:style-name="ce23" office:value-type="string" calcext:value-type="string">
            <text:p>設定内容（Firefox 24）</text:p>
          </table:table-cell>
          <table:table-cell table:style-name="ce23" table:number-columns-repeated="1014"/>
        </table:table-row>
        <table:table-row table:style-name="ro7">
          <table:table-cell table:style-name="ce23" office:value-type="string" calcext:value-type="string">
            <text:p>Hide-1</text:p>
          </table:table-cell>
          <table:table-cell table:style-name="ce23" office:value-type="string" calcext:value-type="string">
            <text:p>設定画面の「セキュリティ」パネル</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table:formula="of:=IF([.D2]=&quot;&quot;;&quot;?&quot;;IF([.D2]=[.F2];&quot;&quot;;&quot;○&quot;))">
            <text:p/>
          </table:table-cell>
          <table:table-cell table:style-name="ce2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lockPref("extensions.hideoptionpane@clear-code.com.browser.paneSecurity.enabled", false);</text:p>
          </table:table-cell>
          <table:table-cell table:style-name="ce23" table:number-columns-repeated="1014"/>
        </table:table-row>
        <table:table-row table:style-name="ro2">
          <table:table-cell table:style-name="ce23" office:value-type="string" calcext:value-type="string">
            <text:p>Hide-2</text:p>
          </table:table-cell>
          <table:table-cell table:style-name="ce23" office:value-type="string" calcext:value-type="string">
            <text:p>設定画面の「Sync」パネル</text:p>
          </table:table-cell>
          <table:table-cell table:style-name="ce23" office:value-type="string" calcext:value-type="string">
            <text:p>アドオン「Disable Sync」を導入する</text:p>
          </table:table-cell>
          <table:table-cell table:style-name="ce23" office:value-type="string" calcext:value-type="string">
            <text:p>-</text:p>
          </table:table-cell>
          <table:table-cell table:style-name="ce23" table:formula="of:=IF([.D3]=&quot;&quot;;&quot;?&quot;;IF([.D3]=[.F3];&quot;&quot;;&quot;○&quot;))">
            <text:p/>
          </table:table-cell>
          <table:table-cell table:style-name="ce23" office:value-type="string" calcext:value-type="string">
            <text:p>-</text:p>
          </table:table-cell>
          <table:table-cell table:style-name="ce23" office:value-type="string" calcext:value-type="string">
            <text:p>変更無し</text:p>
          </table:table-cell>
          <table:table-cell table:style-name="ce23" office:value-type="string" calcext:value-type="string">
            <text:p>-</text:p>
          </table:table-cell>
          <table:table-cell table:style-name="ce23" table:number-columns-repeated="1014"/>
        </table:table-row>
        <table:table-row table:style-name="ro34">
          <table:table-cell table:style-name="ce23" office:value-type="string" calcext:value-type="string">
            <text:p>Hide-3</text:p>
          </table:table-cell>
          <table:table-cell table:style-name="ce23" office:value-type="string" calcext:value-type="string">
            <text:p>設定画面の「ヘルプ」ボタン</text:p>
          </table:table-cell>
          <table:table-cell table:style-name="ce2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table:formula="of:=IF([.D4]=&quot;&quot;;&quot;?&quot;;IF([.D4]=[.F4];&quot;&quot;;&quot;○&quot;))" office:value-type="string" office:string-value="○" calcext:value-type="string">
            <text:p>○</text:p>
          </table:table-cell>
          <table:table-cell table:style-name="ce2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3" office:value-type="string" calcext:value-type="string">
            <text:p>変更無し</text:p>
          </table:table-cell>
          <table:table-cell table:style-name="ce2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3" table:number-columns-repeated="1014"/>
        </table:table-row>
        <table:table-row table:style-name="ro68">
          <table:table-cell table:style-name="ce23" office:value-type="string" calcext:value-type="string">
            <text:p>Hide-4</text:p>
          </table:table-cell>
          <table:table-cell table:style-name="ce23" office:value-type="string" calcext:value-type="string">
            <text:p>ポップアップブロック、アドオンのインストール警告、オフラインデータの許可の編集（Cookie以外の権限に関するサイトごとの権限設定）</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formula="of:=IF([.D5]=&quot;&quot;;&quot;?&quot;;IF([.D5]=[.F5];&quot;&quot;;&quot;○&quot;))">
            <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3" table:number-columns-repeated="1014"/>
        </table:table-row>
        <table:table-row table:style-name="ro21">
          <table:table-cell table:style-name="ce24" office:value-type="string" calcext:value-type="string">
            <text:p>Hide-5</text:p>
          </table:table-cell>
          <table:table-cell table:style-name="ce24" office:value-type="string" calcext:value-type="string">
            <text:p>サイト別設定マネージャにおける、Cookie以外の権限に関する設定項目</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Firefox 45では機能が削除されたため不要</text:p>
          </table:table-cell>
          <table:table-cell table:style-name="ce24" table:formula="of:=IF([.D6]=&quot;&quot;;&quot;?&quot;;IF([.D6]=[.F6];&quot;&quot;;&quot;○&quot;))" office:value-type="string" office:string-value="○" calcext:value-type="string">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3" office:value-type="string" calcext:value-type="string">
            <text:p>-</text:p>
          </table:table-cell>
          <table:table-cell table:style-name="ce23" table:number-columns-repeated="1014"/>
        </table:table-row>
        <table:table-row table:style-name="ro69">
          <table:table-cell table:style-name="ce23" office:value-type="string" calcext:value-type="string">
            <text:p>Hide-6</text:p>
          </table:table-cell>
          <table:table-cell table:style-name="ce23" office:value-type="string" calcext:value-type="string">
            <text:p>新しいタブを開くボタン</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formula="of:=IF([.D7]=&quot;&quot;;&quot;?&quot;;IF([.D7]=[.F7];&quot;&quot;;&quot;○&quot;))">
            <text:p/>
          </table:table-cell>
          <table:table-cell table:style-name="ce2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3" table:number-columns-repeated="1016"/>
        </table:table-row>
        <table:table-row table:style-name="ro24">
          <table:table-cell table:style-name="ce23" office:value-type="string" calcext:value-type="string">
            <text:p>Hide-7</text:p>
          </table:table-cell>
          <table:table-cell table:style-name="ce23" office:value-type="string" calcext:value-type="string">
            <text:p>設定画面内の「タブグループ」グループにおける「新しいウィンドウではなく新しいタブで開く」</text:p>
          </table:table-cell>
          <table:table-cell table:style-name="ce23" office:value-type="string" calcext:value-type="string">
            <text:p>1. アドオン「globalChrome.css」を導入する</text:p>
            <text:p>2. globalChrome.cssで設定を反映する</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formula="of:=IF([.D8]=&quot;&quot;;&quot;?&quot;;IF([.D8]=[.F8];&quot;&quot;;&quot;○&quot;))">
            <text:p/>
          </table:table-cell>
          <table:table-cell table:style-name="ce2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3" table:number-columns-repeated="1016"/>
        </table:table-row>
        <table:table-row table:style-name="ro16">
          <table:table-cell table:style-name="ce24" office:value-type="string" calcext:value-type="string">
            <text:p>Hide-8</text:p>
          </table:table-cell>
          <table:table-cell table:style-name="ce24" office:value-type="string" calcext:value-type="string">
            <text:p>コンテンツ領域のコンテキストメニューおける「デスクトップの背景に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enuShortcut-55に統合</text:p>
          </table:table-cell>
          <table:table-cell table:style-name="ce24" table:formula="of:=IF([.D9]=&quot;&quot;;&quot;?&quot;;IF([.D9]=[.F9];&quot;&quot;;&quot;○&quot;))" office:value-type="string" office:string-value="○" calcext:value-type="string">
            <text:p>○</text:p>
          </table:table-cell>
          <table:table-cell table:style-name="ce2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3" table:number-columns-repeated="1016"/>
        </table:table-row>
        <table:table-row table:style-name="ro7">
          <table:table-cell table:style-name="ce23" office:value-type="string" calcext:value-type="string">
            <text:p>Hide-9</text:p>
          </table:table-cell>
          <table:table-cell table:style-name="ce25" office:value-type="string" calcext:value-type="string">
            <text:p>設定画面の「ダウンロード」グループ</text:p>
          </table:table-cell>
          <table:table-cell table:style-name="ce25" office:value-type="string" calcext:value-type="string">
            <text:p>1. アドオン「globalChrome.css」を導入する</text:p>
            <text:p>2. globalChrome.cssで設定を反映する</text:p>
          </table:table-cell>
          <table:table-cell table:style-name="ce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3"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2"/>
        </table:table-row>
        <table:table-row table:style-name="ro3">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000/00/00</text:date>, <text:time style:data-style-name="N2" text:time-value="16:06:12.40682682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1T16:11:42.997616754</dc:date>
    <meta:editing-duration>P7DT1H36M30S</meta:editing-duration>
    <meta:editing-cycles>319</meta:editing-cycles>
    <meta:document-statistic meta:table-count="3" meta:cell-count="4503" meta:object-count="0"/>
  </office:meta>
</office:document-meta>
</file>